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5500" officeooo:paragraph-rsid="000a5500"/>
    </style:style>
    <style:style style:name="P2" style:family="paragraph" style:parent-style-name="Standard">
      <style:text-properties fo:font-weight="bold" officeooo:rsid="000a5500" officeooo:paragraph-rsid="000a5500" style:font-weight-asian="bold" style:font-weight-complex="bold"/>
    </style:style>
    <style:style style:name="P3" style:family="paragraph" style:parent-style-name="Standard">
      <style:paragraph-properties fo:margin-left="0cm" fo:margin-right="0cm" fo:text-indent="0cm" style:auto-text-indent="false" style:writing-mode="lr-tb"/>
      <style:text-properties fo:font-weight="bold"/>
    </style:style>
    <style:style style:name="P4" style:family="paragraph" style:parent-style-name="Standard">
      <style:paragraph-properties style:writing-mode="lr-tb"/>
      <style:text-properties fo:font-weight="bold"/>
    </style:style>
    <style:style style:name="P5" style:family="paragraph" style:parent-style-name="Standard">
      <style:paragraph-properties style:writing-mode="lr-tb"/>
    </style:style>
    <style:style style:name="P6" style:family="paragraph" style:parent-style-name="Standard">
      <style:text-properties officeooo:rsid="000ec841" officeooo:paragraph-rsid="000ec841"/>
    </style:style>
    <style:style style:name="P7" style:family="paragraph" style:parent-style-name="Standard">
      <style:text-properties officeooo:rsid="0011d767" officeooo:paragraph-rsid="0011d767"/>
    </style:style>
    <style:style style:name="P8" style:family="paragraph" style:parent-style-name="Standard">
      <style:text-properties officeooo:rsid="00148036" officeooo:paragraph-rsid="00148036"/>
    </style:style>
    <style:style style:name="P9" style:family="paragraph" style:parent-style-name="Standard">
      <style:text-properties officeooo:rsid="0015b242" officeooo:paragraph-rsid="0015b242"/>
    </style:style>
    <style:style style:name="P10" style:family="paragraph" style:parent-style-name="Standard">
      <style:text-properties officeooo:rsid="0016adb3" officeooo:paragraph-rsid="0016adb3"/>
    </style:style>
    <style:style style:name="P11" style:family="paragraph" style:parent-style-name="Standard">
      <style:text-properties officeooo:rsid="0017362f" officeooo:paragraph-rsid="0017362f"/>
    </style:style>
    <style:style style:name="P12" style:family="paragraph" style:parent-style-name="Standard">
      <style:text-properties officeooo:rsid="00177017" officeooo:paragraph-rsid="00177017"/>
    </style:style>
    <style:style style:name="P13" style:family="paragraph" style:parent-style-name="Standard">
      <style:text-properties officeooo:rsid="001b2448" officeooo:paragraph-rsid="001b2448"/>
    </style:style>
    <style:style style:name="P14" style:family="paragraph" style:parent-style-name="Standard">
      <style:text-properties officeooo:paragraph-rsid="001b2448"/>
    </style:style>
    <style:style style:name="P15" style:family="paragraph" style:parent-style-name="Standard">
      <style:text-properties officeooo:paragraph-rsid="001c1b86"/>
    </style:style>
    <style:style style:name="P16" style:family="paragraph" style:parent-style-name="Standard">
      <style:text-properties officeooo:rsid="001cd7fb" officeooo:paragraph-rsid="001cd7fb"/>
    </style:style>
    <style:style style:name="T1" style:family="text">
      <style:text-properties officeooo:rsid="0012e440"/>
    </style:style>
    <style:style style:name="T2" style:family="text">
      <style:text-properties officeooo:rsid="001b2448"/>
    </style:style>
    <style:style style:name="T3" style:family="text">
      <style:text-properties officeooo:rsid="001c1b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Sesión del miércoles <text:span text:style-name="T2">24</text:span> de Julio de 2024</text:p>
      <text:p text:style-name="P2"/>
      <text:p text:style-name="P2">Agenda</text:p>
      <text:p text:style-name="P2"/>
      <text:p text:style-name="P2">Un saludo cordial para Tod@s.</text:p>
      <text:p text:style-name="Standard"/>
      <text:p text:style-name="P14"><text:span text:style-name="T2">Club de revistas temático para el artículo: </text:span></text:p>
      <text:p text:style-name="P13"/>
      <text:p text:style-name="Standard"><text:span text:style-name="T3">T</text:span>emas <text:span text:style-name="T3">de la sesión</text:span>:</text:p>
      <text:p text:style-name="Standard"/>
      <text:p text:style-name="P15">1. Definir la logística para inicio de trabajo en campo (</text:p>
      <text:p text:style-name="P15"><text:s text:c="4"/>1. proponer reunión con la Secretaría de Salud y ASUPASO para definir fecha de inicio de trabajo de campo,</text:p>
      <text:p text:style-name="P15"><text:s text:c="4"/>2. <text:span text:style-name="T3">C</text:span>apacitación al personal de ASUPASO que apoyara el proyecto,</text:p>
      <text:p text:style-name="P15"><text:s text:c="4"/>3. tipo de análisis que se espera con la información que recolectaremos, entre otros).</text:p>
      <text:p text:style-name="Standard"/>
      <text:p text:style-name="P16">Ya se firmó el acta de inicio: </text:p>
      <text:p text:style-name="P6">La firma del acta de inicio permitirá realizar la compra de un computador y un stereo. </text:p>
      <text:p text:style-name="P6"/>
      <text:p text:style-name="P6">Averiguar el computador apropiado para el análisis de datos. </text:p>
      <text:p text:style-name="P6"/>
      <text:p text:style-name="P6"/>
      <text:p text:style-name="Standard"/>
      <text:p text:style-name="Standard">2. Estado de la estación climática ubicada en la Seccional, y otras posibles fuentes de información climática (cómo gestionarla)</text:p>
      <text:p text:style-name="Standard"/>
      <text:p text:style-name="P8">Resolver el contacto Margela. </text:p>
      <text:p text:style-name="P8"/>
      <text:p text:style-name="P8">Resolver el contacto con el SENA</text:p>
      <text:p text:style-name="P8"/>
      <text:p text:style-name="P9">El aeropuerto: averiguar. </text:p>
      <text:p text:style-name="Standard"/>
      <text:p text:style-name="Standard"/>
      <text:p text:style-name="Standard"/>
      <text:p text:style-name="Standard"/>
      <text:p text:style-name="Standard">3. Clubes de revista (periodicidad, responsables, etc.)</text:p>
      <text:p text:style-name="Standard"><text:s text:c="2"/></text:p>
      <text:p text:style-name="P9">Cada quince días. </text:p>
      <text:p text:style-name="P9"/>
      <text:p text:style-name="P9">Asignación: <text:s text:c="2"/></text:p>
      <text:p text:style-name="P9"/>
      <text:p text:style-name="P12">Marco Julio inicia con el primer artículo. </text:p>
      <text:p text:style-name="P9"/>
      <text:p text:style-name="Standard"/>
      <text:p text:style-name="P7">4. Acordar la reunión con ASUPASO <text:span text:style-name="T1">y con la secretaría de Salud</text:span>. <text:s/><text:span text:style-name="T1">Necesitamos que valla todo el equipo. Consultaremos la disponibilidad horaria de todos a través de </text:span></text:p>
      <text:p text:style-name="P7"/>
      <text:p text:style-name="P7"/>
      <text:p text:style-name="P10">5. Habrá reunión con los candidatos a joven investigador.</text:p>
      <text:p text:style-name="P10"/>
      <text:p text:style-name="P10"/>
      <text:p text:style-name="P11"><text:soft-page-break/>6. Idalina probablemente será la estudiante de maestría asociado al proyecto. </text:p>
      <text:p text:style-name="P10"/>
      <text:p text:style-name="Standard">Si consideran otros temas, son bienvenidos</text:p>
      <text:p text:style-name="Standard"/>
      <text:p text:style-name="Standard">Un saludo cordial</text:p>
      <text:p text:style-name="P3">------------------------------</text:p>
      <text:p text:style-name="P4">GUILLERMO L. RÚA-URIBE</text:p>
      <text:p text:style-name="P5">Entomólogo Médico. Esp., MSc., PhD</text:p>
      <text:p text:style-name="P5">Profesor Titular Facultad de Medicina</text:p>
      <text:p text:style-name="P5">Universidad de Antioquia</text:p>
      <text:p text:style-name="P5">574_2196031</text:p>
      <text:p text:style-name="P2"/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0T17:11:57.168867344</meta:creation-date>
    <dc:date>2024-07-22T17:43:12.154968522</dc:date>
    <meta:editing-duration>PT9H10M4S</meta:editing-duration>
    <meta:editing-cycles>14</meta:editing-cycles>
    <meta:generator>LibreOffice/24.2.5.2$Linux_X86_64 LibreOffice_project/d6e8b0f3fc6e8af2b00cf4969fd0d2fa45b9a62e</meta:generator>
    <meta:document-statistic meta:table-count="0" meta:image-count="0" meta:object-count="0" meta:page-count="2" meta:paragraph-count="32" meta:word-count="235" meta:character-count="1505" meta:non-whitespace-character-count="1273"/>
  </office:meta>
</office:document-meta>
</file>